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dc47" officeooo:paragraph-rsid="0018dc47"/>
    </style:style>
    <style:style style:name="P2" style:family="paragraph" style:parent-style-name="Standard">
      <style:text-properties officeooo:rsid="001751a9" officeooo:paragraph-rsid="001751a9"/>
    </style:style>
    <style:style style:name="T1" style:family="text">
      <style:text-properties officeooo:rsid="0018d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以下是我做的项目的介绍，请配上示意图，增加详细的介绍，生成一个可以在哈佛展示的Word文件，输出。</text:p>
      <text:p text:style-name="P1"/>
      <text:p text:style-name="P1">用OpenClaw、Claude Code以及人类协作构建网红排行榜项目</text:p>
      <text:p text:style-name="P2"/>
      <text:p text:style-name="P2">1）拿美国三个网红做测试，让OpenClaw找到他/她在Youtube、Podcast、Tiktok、Twitter/X、Facebook的社交媒体相关互动数据，包括订阅数、浏览量、最热门的视频/帖子的内容、流量、评论数等，以及前十个帖子的内容，包括总体方向和政治倾向。</text:p>
      <text:p text:style-name="P2"/>
      <text:p text:style-name="P2">让OpenCalw把刚才的行动，固化成一个Python程序，为后面做参考。</text:p>
      <text:p text:style-name="P2"/>
      <text:p text:style-name="P2">2）同样，拿中国三个网红做测试，让OpenClaw找到他/她在新浪微博、抖音、微信公众号、微信短视频等社交媒体的相关互动数据。同样，让OpenClaw固化刚才行动成为Python程序，为后面做出参考。</text:p>
      <text:p text:style-name="P2"/>
      <text:p text:style-name="P2">3）和OpenClaw、<text:span text:style-name="T1">人类</text:span>同事一起讨论，如何把各个社交媒体的各种参数进行等价兑换，以及如何把中国和美国的社交媒体参数进行等价兑换。</text:p>
      <text:p text:style-name="P2"/>
      <text:p text:style-name="P1">在讨论好一个初稿后，用Claude Code结合过去所有的Python程序，联合起来做一个新程序，每日抓取相应中美网红社交媒体，记录在统一数据库中，并且按照流量指标发布。</text:p>
      <text:p text:style-name="P1"/>
      <text:p text:style-name="P1">4）通过我们后文中的公式，和OpenClaw和人类同事一起讨论权值参数，最终获得影响力公式，并且修改发布程序，发布影响力排行。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1" fo:font-size="12pt" fo:language="en" fo:country="US" style:letter-kerning="true" style:font-name-asian="Noto Sans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Noto Sans CJK SC" style:font-family-asian="'Noto Sans CJK SC'" style:font-family-generic-asian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Noto Sans CJK SC" style:font-family-asian="'Noto Sans CJK SC'" style:font-family-generic-asian="swiss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" style:font-family-asian="'Noto Sans CJK SC'" style:font-family-generic-asian="swiss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18:53:47.893864777</meta:creation-date>
    <meta:editing-duration>PT16H23M37S</meta:editing-duration>
    <meta:editing-cycles>2</meta:editing-cycles>
    <meta:generator>LibreOffice/25.2.6.2$Linux_X86_64 LibreOffice_project/520$Build-2</meta:generator>
    <meta:initial-creator>A B</meta:initial-creator>
    <dc:date>2026-02-06T11:27:18.153012417</dc:date>
    <dc:creator>A B</dc:creator>
    <meta:document-statistic meta:table-count="0" meta:image-count="0" meta:object-count="0" meta:page-count="1" meta:paragraph-count="8" meta:word-count="454" meta:character-count="571" meta:non-whitespace-character-count="569"/>
  </office:meta>
</office:document-meta>
</file>